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pperplate Gothic Bold" svg:font-family="'Copperplate Gothic Bold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fo:min-height="2.913cm"/>
    </style:style>
    <style:style style:name="pr2" style:family="presentation" style:parent-style-name="Title1-outline1">
      <style:graphic-properties fo:min-height="9.89cm"/>
    </style:style>
    <style:style style:name="pr3" style:family="presentation" style:parent-style-name="Title1-notes">
      <style:graphic-properties draw:fill-color="#ffffff" fo:min-height="13.35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  <style:text-properties fo:font-size="33.2999992370605p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3.2999992370605pt" style:font-size-asian="40pt" style:font-size-complex="40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/>
      <style:text-properties style:font-name="Verdana1" fo:font-size="36pt" style:font-size-asian="36pt" style:font-size-complex="36pt"/>
    </style:style>
    <style:style style:name="P4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 style:writing-mode="lr-tb" style:font-independent-line-spacing="true"/>
      <style:text-properties style:font-name="Verdana1" fo:font-size="36pt" style:font-size-asian="36pt" style:font-size-complex="3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style:font-name="Verdana1" fo:font-size="36pt" style:font-size-asian="36pt" style:font-size-complex="36pt"/>
    </style:style>
    <style:style style:name="T1" style:family="text">
      <style:text-properties fo:color="#ffff66" style:font-name="Verdana1" fo:font-size="40pt" fo:language="en" fo:country="US" fo:font-weight="bold" style:font-name-asian="DejaVu Sans1" style:font-size-asian="40pt" style:font-weight-asian="bold" style:font-name-complex="DejaVu Sans1" style:font-size-complex="40pt" style:font-weight-complex="bold"/>
    </style:style>
    <style:style style:name="T2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3" style:family="text">
      <style:text-properties fo:color="#ffffff" style:font-name="Verdana1" fo:font-size="36pt" fo:language="en" fo:country="AU" style:font-size-asian="36pt" style:font-size-complex="36pt"/>
    </style:style>
    <text:list-style style:name="L1">
      <text:list-level-style-number text:level="1" style:num-format="">
        <style:list-level-properties/>
        <style:text-properties fo:color="#ffff66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5.2cm" svg:height="2.917cm" svg:x="1.399cm" svg:y="0.7cm">
          <text:list text:style-name="L1">
            <text:list-header>
              <text:p text:style-name="P1"><text:span text:style-name="T1">In moments like the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7.2cm" svg:height="11.549cm" svg:x="0.4cm" svg:y="4.277cm">
          <text:p text:style-name="P3"><text:span text:style-name="T2">In moments like these I sing out a song,</text:span><text:span text:style-name="T2"><text:line-break/></text:span><text:span text:style-name="T2">I sing out a love song to Jesus.</text:span><text:span text:style-name="T2"><text:line-break/></text:span><text:span text:style-name="T2">In moments like these I sing out a song,</text:span><text:span text:style-name="T2"><text:line-break/></text:span><text:span text:style-name="T2">I sing out a love song to the Lord....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1" presentation:class="page"/>
          <draw:custom-shape draw:style-name="gr4" draw:text-style-name="P5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3.167cm" svg:x="-0.001cm" svg:y="4.333cm" presentation:class="outline" presentation:user-transformed="true">
          <draw:text-box>
            <text:p text:style-name="P6"><text:span text:style-name="T3">Singing I love you Lord</text:span><text:span text:style-name="T3"><text:line-break/></text:span><text:span text:style-name="T3">Singing I love you Lord</text:span><text:span text:style-name="T3"><text:line-break/></text:span><text:span text:style-name="T3">Singing I love you Lord</text:span><text:span text:style-name="T3"><text:line-break/></text:span><text:span text:style-name="T3">I love you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2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opperplate Gothic Bold" svg:font-family="'Copperplate Gothic Bold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73cm" fo:margin-right="0cm" fo:margin-top="0cm" fo:margin-bottom="0.416cm" fo:line-height="94%" fo:text-align="center" fo:text-indent="-0.87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3.0999984741211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892cm" fo:margin-right="0cm" fo:margin-top="0cm" fo:margin-bottom="0.33cm" fo:line-height="94%" fo:text-align="center" fo:text-indent="-0.726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914cm" fo:margin-right="0cm" fo:margin-top="0cm" fo:margin-bottom="0.249cm" fo:line-height="94%" fo:text-align="center" fo:text-indent="-0.582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299999237060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83cm" fo:margin-right="0cm" fo:margin-top="0cm" fo:margin-bottom="0.165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43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913cm" svg:x="-0.001cm" svg:y="0.695cm" presentation:class="title" presentation:placeholder="true">
        <draw:text-box/>
      </draw:frame>
      <draw:frame presentation:style-name="Title1-outline1" draw:layer="backgroundobjects" svg:width="27.99cm" svg:height="10.14cm" svg:x="-0.001cm" svg:y="4.333cm" presentation:class="outline" presentation:placeholder="true">
        <draw:text-box/>
      </draw:frame>
      <draw:frame presentation:style-name="Mpr7" draw:text-style-name="MP1" draw:layer="backgroundobjects" svg:width="6.523cm" svg:height="1.206cm" svg:x="1.4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206cm" svg:x="9.575cm" svg:y="15.94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206cm" svg:x="20.075cm" svg:y="15.94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3-01T09:40:22.352571747</dc:date>
    <dc:creator>irvy </dc:creator>
    <meta:editing-duration>PT1H53M11S</meta:editing-duration>
    <meta:editing-cycles>26</meta:editing-cycles>
    <meta:generator>LibreOffice/4.2.7.2$Linux_X86_64 LibreOffice_project/420m0$Build-2</meta:generator>
    <meta:document-statistic meta:object-count="47"/>
  </office:meta>
</office:document-meta>
</file>